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666666" style:font-name="Open Sans" fo:font-size="11.25pt" fo:letter-spacing="normal" fo:font-style="normal" fo:font-weight="normal"/>
    </style:style>
    <style:style style:name="T1" style:family="text">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conomy</text:span> provides a window to the global economy and the economic activity of the more than 200 countries and territories that produce, trade, and consume the world’s output. The indicators in the World Development Indicators database monitor changes in the size and structure of the global economy and their effects on national economies. Indicators include measures of macroeconomic performance (GDP, consumption, investment, international trade, balance of payments, central government budgets, prices, and money supply). Broader measures of income and savings, adjusted for pollution, depreciation, and depletion of resources, are also available.</text:p>
      <text:p text:style-name="P1">Many of these indicators are used to monitor the targets of the Sustainable Development Goals. For example, the indicator on annual GDP growth relates to target 8.1, which aims for at least 7 percent GDP growth a year in the least developed countries. The indicator on natural resource rents as a share of GNI compared with adjusted net savings as a share of GNI measures how well countries are using resources to invest in other kinds of capital. This captures important aspects of target 12.2, which encourages the efficient use and sustainable management of natural resources.</text:p>
      <text:p text:style-name="P1">Countries revise their national accounts estimates periodically to incorporate new data sources, improved methodologies, or new standards and classifications or to update the base year for growth estimates. This ongoing process improves data quality and international comparability.</text:p>
      <text:p text:style-name="P1">Such revisions to national accounts and GDP data cause discontinuities, or breaks, in the series unless they are applied carefully and consistently to historical data. To present consistent time series for GDP growth, the World Development Indicators database has always included adjusted constant price series, by linking old series to the new using historical growth rates. However, the current price series were not adjusted (that is, they remained unlinked), which caused artificial jumps in the derived implicit GDP deflator and inflation series. To mitigate this problem, this year’s Economy indicators include additional linked series for current price GDP, the implicit GDP deflator, and inflation. To extrapolate the implicit deflator, the methodology uses historical inflation rates, as published by national sources. Consistent time series for linked current price GDP are then derived using the constant price GDP and the implicit GDP deflator. The new series are published in the World Development Indicators database with the following codes: GDP, linked series (NY.GDP.MKTP.CN.AD); GDP deflator, linked series (NY.GDP.DEFL.ZS.AD); and inflation, GDP deflator, linked series (NY.GDP.DEFL.ZG.AD). Data are available for 1990–2015.</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10-11T22:32:36.340000000</dc:date>
    <meta:editing-duration>PT7S</meta:editing-duration>
    <meta:editing-cycles>1</meta:editing-cycles>
    <meta:document-statistic meta:table-count="0" meta:image-count="0" meta:object-count="0" meta:page-count="1" meta:paragraph-count="4" meta:word-count="402" meta:character-count="2753" meta:non-whitespace-character-count="2356"/>
  </office:meta>
</office:document-meta>
</file>